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Author">
      <style:text-properties fo:language="fr" fo:country="FR"/>
    </style:style>
    <style:style style:name="P2" style:family="paragraph" style:parent-style-name="First_20_paragraph">
      <style:text-properties fo:language="fr" fo:country="FR"/>
    </style:style>
    <style:style style:name="P3" style:family="paragraph" style:parent-style-name="First_20_paragraph">
      <style:text-properties officeooo:paragraph-rsid="0017a735"/>
    </style:style>
    <style:style style:name="P4" style:family="paragraph" style:parent-style-name="Footer">
      <style:paragraph-properties fo:text-align="center" style:justify-single-word="false"/>
      <style:text-properties fo:language="fr" fo:country="FR"/>
    </style:style>
    <style:style style:name="P5" style:family="paragraph" style:parent-style-name="Heading_20_1">
      <style:text-properties fo:language="fr" fo:country="FR"/>
    </style:style>
    <style:style style:name="P6" style:family="paragraph" style:parent-style-name="Heading_20_2">
      <style:text-properties fo:language="fr" fo:country="FR"/>
    </style:style>
    <style:style style:name="P7" style:family="paragraph" style:parent-style-name="Heading_20_2">
      <style:text-properties fo:color="#c9211e" fo:language="fr" fo:country="FR"/>
    </style:style>
    <style:style style:name="P8" style:family="paragraph" style:parent-style-name="Text_20_body">
      <style:text-properties fo:language="fr" fo:country="FR"/>
    </style:style>
    <style:style style:name="P9" style:family="paragraph" style:parent-style-name="Text_20_body">
      <style:text-properties fo:language="fr" fo:country="FR" officeooo:rsid="0017a735" officeooo:paragraph-rsid="0017a735"/>
    </style:style>
    <style:style style:name="P10" style:family="paragraph" style:parent-style-name="Text_20_body">
      <style:text-properties fo:language="fr" fo:country="FR" officeooo:paragraph-rsid="0017a735"/>
    </style:style>
    <style:style style:name="P11" style:family="paragraph" style:parent-style-name="Text_20_body">
      <style:text-properties fo:language="fr" fo:country="FR" officeooo:paragraph-rsid="0018b561"/>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2">
      <style:paragraph-properties fo:margin-top="0in" fo:margin-bottom="0in" loext:contextual-spacing="false"/>
      <style:text-properties officeooo:paragraph-rsid="0017064b"/>
    </style:style>
    <style:style style:name="P14" style:family="paragraph" style:parent-style-name="Text_20_body" style:list-style-name="L3">
      <style:paragraph-properties fo:margin-top="0in" fo:margin-bottom="0in" loext:contextual-spacing="false"/>
      <style:text-properties officeooo:paragraph-rsid="0017064b"/>
    </style:style>
    <style:style style:name="P15" style:family="paragraph" style:parent-style-name="Text_20_body" style:list-style-name="L6">
      <style:paragraph-properties fo:margin-top="0in" fo:margin-bottom="0in" loext:contextual-spacing="false"/>
    </style:style>
    <style:style style:name="P16" style:family="paragraph" style:parent-style-name="Text_20_body" style:list-style-name="L6">
      <style:paragraph-properties fo:margin-top="0in" fo:margin-bottom="0in" loext:contextual-spacing="false"/>
      <style:text-properties officeooo:paragraph-rsid="0017a735"/>
    </style:style>
    <style:style style:name="P17" style:family="paragraph" style:parent-style-name="Text_20_body" style:list-style-name="L7">
      <style:paragraph-properties fo:margin-top="0in" fo:margin-bottom="0in" loext:contextual-spacing="false"/>
      <style:text-properties officeooo:paragraph-rsid="0017a735"/>
    </style:style>
    <style:style style:name="P18" style:family="paragraph" style:parent-style-name="Text_20_body" style:list-style-name="L1">
      <style:paragraph-properties fo:margin-top="0in" fo:margin-bottom="0in" loext:contextual-spacing="false"/>
      <style:text-properties fo:language="fr" fo:country="FR"/>
    </style:style>
    <style:style style:name="P19" style:family="paragraph" style:parent-style-name="Text_20_body" style:list-style-name="L3">
      <style:paragraph-properties fo:margin-top="0in" fo:margin-bottom="0in" loext:contextual-spacing="false"/>
      <style:text-properties fo:language="fr" fo:country="FR"/>
    </style:style>
    <style:style style:name="P20" style:family="paragraph" style:parent-style-name="Text_20_body" style:list-style-name="L3">
      <style:paragraph-properties fo:margin-top="0in" fo:margin-bottom="0in" loext:contextual-spacing="false"/>
      <style:text-properties fo:language="fr" fo:country="FR" officeooo:paragraph-rsid="0017064b"/>
    </style:style>
    <style:style style:name="P21" style:family="paragraph" style:parent-style-name="Text_20_body" style:list-style-name="L4">
      <style:paragraph-properties fo:margin-top="0in" fo:margin-bottom="0in" loext:contextual-spacing="false"/>
      <style:text-properties fo:language="fr" fo:country="FR" officeooo:paragraph-rsid="0017064b"/>
    </style:style>
    <style:style style:name="P22" style:family="paragraph" style:parent-style-name="Text_20_body" style:list-style-name="L5">
      <style:paragraph-properties fo:margin-top="0in" fo:margin-bottom="0in" loext:contextual-spacing="false"/>
      <style:text-properties fo:language="fr" fo:country="FR"/>
    </style:style>
    <style:style style:name="P23" style:family="paragraph" style:parent-style-name="Text_20_body" style:list-style-name="L5">
      <style:paragraph-properties fo:margin-top="0in" fo:margin-bottom="0in" loext:contextual-spacing="false"/>
      <style:text-properties fo:language="fr" fo:country="FR" officeooo:paragraph-rsid="0017a735"/>
    </style:style>
    <style:style style:name="P24" style:family="paragraph" style:parent-style-name="Text_20_body" style:list-style-name="L8">
      <style:paragraph-properties fo:margin-top="0in" fo:margin-bottom="0in" loext:contextual-spacing="false"/>
      <style:text-properties fo:language="fr" fo:country="FR" officeooo:paragraph-rsid="0017a735"/>
    </style:style>
    <style:style style:name="P25" style:family="paragraph" style:parent-style-name="Title">
      <style:text-properties fo:language="fr" fo:country="F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language="fr" fo:country="FR"/>
    </style:style>
    <style:style style:name="T5" style:family="text">
      <style:text-properties fo:language="fr" fo:country="FR" fo:font-style="italic" style:font-style-asian="italic" style:font-style-complex="italic"/>
    </style:style>
    <style:style style:name="T6" style:family="text">
      <style:text-properties fo:language="fr" fo:country="FR" fo:background-color="#ffff00" loext:char-shading-value="0"/>
    </style:style>
    <style:style style:name="T7" style:family="text">
      <style:text-properties fo:language="fr" fo:country="FR" officeooo:rsid="0017a735"/>
    </style:style>
    <style:style style:name="T8" style:family="text">
      <style:text-properties fo:language="fr" fo:country="FR" fo:font-weight="bold" style:font-weight-asian="bold" style:font-weight-complex="bold"/>
    </style:style>
    <style:style style:name="T9" style:family="text">
      <style:text-properties fo:language="fr" fo:country="FR" officeooo:rsid="0018b561"/>
    </style:style>
    <style:style style:name="T10" style:family="text">
      <style:text-properties fo:color="#c9211e"/>
    </style:style>
    <style:style style:name="T11" style:family="text">
      <style:text-properties fo:color="#c9211e" fo:language="fr" fo:country="FR"/>
    </style:style>
    <style:style style:name="T12" style:family="text">
      <style:text-properties fo:color="#c9211e" fo:language="fr" fo:country="FR" fo:font-style="italic" style:font-style-asian="italic" style:font-style-complex="italic"/>
    </style:style>
    <style:style style:name="T13" style:family="text">
      <style:text-properties fo:color="#c9211e" officeooo:rsid="0017064b"/>
    </style:style>
    <style:style style:name="T14" style:family="text">
      <style:text-properties fo:color="#000000"/>
    </style:style>
    <style:style style:name="T15" style:family="text">
      <style:text-properties fo:color="#ff0000"/>
    </style:style>
    <style:style style:name="T16" style:family="text">
      <style:text-properties fo:color="#ff0000" fo:language="fr" fo:country="FR"/>
    </style:style>
    <style:style style:name="T17" style:family="text">
      <style:text-properties fo:color="#ff0000" fo:language="fr" fo:country="FR" officeooo:rsid="0017064b"/>
    </style:style>
    <style:style style:name="T18" style:family="text">
      <style:text-properties fo:color="#ff0000" fo:language="fr" fo:country="FR" fo:font-style="italic" style:font-style-asian="italic" style:font-style-complex="italic"/>
    </style:style>
    <style:style style:name="T19" style:family="text">
      <style:text-properties fo:color="#ff0000" fo:language="fr" fo:country="FR" officeooo:rsid="0017a735"/>
    </style:style>
    <style:style style:name="T20" style:family="text">
      <style:text-properties fo:color="#ff0000" fo:language="fr" fo:country="FR" officeooo:rsid="0018b561"/>
    </style:style>
    <style:style style:name="T21" style:family="text">
      <style:text-properties fo:color="#ff0000" officeooo:rsid="0017a735"/>
    </style:style>
    <style:style style:name="T22" style:family="text">
      <style:text-properties fo:color="#ff0000" fo:font-style="italic" style:font-style-asian="italic" style:font-style-complex="italic"/>
    </style:style>
    <style:style style:name="T23" style:family="text">
      <style:text-properties fo:color="#ff0000" officeooo:rsid="0018b561"/>
    </style:style>
    <style:style style:name="T24" style:family="text">
      <style:text-properties officeooo:rsid="0017a735"/>
    </style:style>
    <style:style style:name="T25" style:family="text">
      <style:text-properties fo:background-color="#ffff00" loext:char-shading-value="0"/>
    </style:style>
    <style:style style:name="T26" style:family="text">
      <style:text-properties fo:background-color="#ffff00" loext:char-shading-value="0"/>
    </style:style>
    <style:style style:name="T27" style:family="text">
      <style:text-properties officeooo:rsid="0018b56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rojet 8 - Créez une plate-forme pour amateurs de Nutella</text:p>
      <text:p text:style-name="P1">Étudiant : Guillaume OJARDIAS</text:p>
      <text:p text:style-name="P1">Mentor : Erwan KERIBIN</text:p>
      <text:p text:style-name="P1">Mentor évaluateur : Babacar SYLLA</text:p>
      <text:h text:style-name="P5" text:outline-level="1"><text:bookmark-start text:name="i.-présentation"/>I. Présentation<text:bookmark-end text:name="i.-présentation"/></text:h>
      <text:p text:style-name="P2">Ce projet reprend les fondements du projet 5 : utiliser l’API proposé par Open Food Facts pour proposer à l’utilisateur un produit de substitut au produit qu’il recherche dans la base de données.</text:p>
      <text:p text:style-name="Text_20_body"><text:span text:style-name="T4">La particularité sur ce huitième projet, est l’utilisation du </text:span><text:span text:style-name="T12">framework</text:span><text:span text:style-name="T4"> </text:span><text:a xlink:type="simple" xlink:href="https://www.djangoproject.com/" text:style-name="Internet_20_link" text:visited-style-name="Visited_20_Internet_20_Link"><text:span text:style-name="Definition"><text:span text:style-name="T5">Django</text:span></text:span></text:a><text:span text:style-name="T4"> pour la réalisation d’une interface Web.</text:span></text:p>
      <text:p text:style-name="P8">Les fonctionnalités minimales demandées sont les suivantes :</text:p>
      <text:list xml:id="list3704218589" text:style-name="L1">
        <text:list-item>
          <text:p text:style-name="P18"><text:span text:style-name="T13">p</text:span>ermettre à l’utilisateur·rice d’avoir un compte<text:span text:style-name="T10"> ;</text:span></text:p>
        </text:list-item>
        <text:list-item>
          <text:p text:style-name="P18"><text:span text:style-name="T13">v</text:span>oir les substituts proposé sur une page<text:span text:style-name="T10"> ;</text:span></text:p>
        </text:list-item>
        <text:list-item>
          <text:p text:style-name="P18"><text:span text:style-name="T13">p</text:span>ermettre de sauvegarder un favoris visible dans une catégorie “Mes Aliments”<text:span text:style-name="T10"> ;</text:span></text:p>
        </text:list-item>
        <text:list-item>
          <text:p text:style-name="P18"><text:span text:style-name="T13">u</text:span>tiliser un template imposé ainsi qu’une charte graphique<text:span text:style-name="T10">.</text:span></text:p>
        </text:list-item>
      </text:list>
      <text:h text:style-name="P7" text:outline-level="2"><text:bookmark-start text:name="i.1.-liens-du-projets"/><text:span text:style-name="T14">I.1. Liens du projets</text:span><text:bookmark-end text:name="i.1.-liens-du-projets"/></text:h>
      <text:list xml:id="list907334305" text:style-name="L2">
        <text:list-item>
          <text:p text:style-name="P12"><text:span text:style-name="T17">L</text:span><text:span text:style-name="T4">e code source du projet est disponible sur la plate-forme GitHub à cette adresse : </text:span><text:a xlink:type="simple" xlink:href="https://github.com/GuillaumeOj/Pur-Beurre" text:style-name="Internet_20_link" text:visited-style-name="Visited_20_Internet_20_Link"><text:span text:style-name="Definition"><text:span text:style-name="T5">https://github.com/GuillaumeOj/Pur-Beurre</text:span></text:span></text:a><text:span text:style-name="Definition"><text:span text:style-name="T18">.</text:span></text:span></text:p>
        </text:list-item>
        <text:list-item>
          <text:p text:style-name="P13"><text:span text:style-name="T17">L</text:span><text:span text:style-name="T4">e site est visible en ligne à cette adresse : </text:span><text:a xlink:type="simple" xlink:href="http://projet-8.ojardias.io/" text:style-name="Internet_20_link" text:visited-style-name="Visited_20_Internet_20_Link"><text:span text:style-name="Definition"><text:span text:style-name="T5">http://projet-8.ojardias.io/</text:span></text:span></text:a><text:span text:style-name="Definition"><text:span text:style-name="T18">.</text:span></text:span></text:p>
        </text:list-item>
        <text:list-item>
          <text:p text:style-name="P13"><text:span text:style-name="T17">L</text:span><text:span text:style-name="T4">e Trello du projet est accessible ici : </text:span><text:a xlink:type="simple" xlink:href="https://trello.com/b/TWtodZpE/purbeurre" text:style-name="Internet_20_link" text:visited-style-name="Visited_20_Internet_20_Link"><text:span text:style-name="Definition"><text:span text:style-name="T5">https://trello.com/b/TWtodZpE/purbeurre</text:span></text:span></text:a><text:span text:style-name="Definition"><text:span text:style-name="T18">.</text:span></text:span></text:p>
        </text:list-item>
      </text:list>
      <text:h text:style-name="P5" text:outline-level="1"><text:bookmark-start text:name="ii.-démarche-de-création"/>II. Démarche de création<text:bookmark-end text:name="ii.-démarche-de-création"/></text:h>
      <text:p text:style-name="P2">Pour réaliser le projet, j’ai suivi les étapes suivantes :</text:p>
      <text:list xml:id="list2115611111" text:style-name="L3">
        <text:list-item>
          <text:p text:style-name="P20">initialisation du projet Django <text:span text:style-name="T10">;</text:span></text:p>
        </text:list-item>
        <text:list-item>
          <text:p text:style-name="P20">mise en place du système de gestion utilisateur <text:span text:style-name="T10">;</text:span></text:p>
        </text:list-item>
        <text:list-item>
          <text:p text:style-name="P14"><text:span text:style-name="T4">création des modèles de données (</text:span><text:span text:style-name="Source_5f_Text"><text:span text:style-name="T4">Product</text:span></text:span><text:span text:style-name="T4"> et </text:span><text:span text:style-name="Source_5f_Text"><text:span text:style-name="T4">Category</text:span></text:span><text:span text:style-name="T4">) </text:span><text:span text:style-name="T11">;</text:span></text:p>
        </text:list-item>
        <text:list-item>
          <text:p text:style-name="P20">insertion des données issues de l’API Open Food Facts grâce à une commande personnalisée <text:span text:style-name="T10">;</text:span></text:p>
        </text:list-item>
        <text:list-item>
          <text:p text:style-name="P20">recherche d’un substitut en fonction du produit rentré par l’utilisateur·rice <text:span text:style-name="T10">;</text:span></text:p>
        </text:list-item>
        <text:list-item>
          <text:p text:style-name="P19">ajout de la fonctionnalité de favoris<text:span text:style-name="T15">.</text:span></text:p>
        </text:list-item>
      </text:list>
      <text:h text:style-name="P6" text:outline-level="2"><text:bookmark-start text:name="ii.1-algorithme-de-recherche-dun-substitut"/>II.1 Algorithme de recherche d’un substitut<text:bookmark-end text:name="ii.1-algorithme-de-recherche-dun-substitut"/></text:h>
      <text:p text:style-name="P2">Pour être le plus précis possible et afin de proposer à l’utilisateur·rice un produit meilleur que le produit initial, l’algorithme de recherche se base sur deux critères :</text:p>
      <text:list xml:id="list835259764" text:style-name="L4">
        <text:list-item>
          <text:p text:style-name="P21">le nombre de catégories en commun <text:span text:style-name="T10">;</text:span></text:p>
        </text:list-item>
        <text:list-item>
          <text:p text:style-name="P21"><text:soft-page-break/>le nutriscore<text:span text:style-name="T15">.</text:span></text:p>
        </text:list-item>
      </text:list>
      <text:p text:style-name="P2">Le but est d’avoir le plus grand nombre de <text:span text:style-name="T3">catégories en commun</text:span> et un <text:span text:style-name="T3">nutriscore</text:span> inférieur <text:span text:style-name="T21">pour les substituts par rapport au </text:span><text:span text:style-name="T15">produit recherché</text:span>.</text:p>
      <text:p text:style-name="P8">Afin d’avoir de meilleurs résultats, les substituts proposés sont classés comme suit :</text:p>
      <text:list xml:id="list2234834118" text:style-name="L5">
        <text:list-item>
          <text:p text:style-name="P23">le <text:span text:style-name="T21">plus </text:span>grand nombre de catégories en commun <text:span text:style-name="T10">;</text:span></text:p>
        </text:list-item>
        <text:list-item>
          <text:p text:style-name="P22">puis par le nutriscore le plus faible<text:span text:style-name="T15">.</text:span></text:p>
        </text:list-item>
      </text:list>
      <text:p text:style-name="P2">Ce choix ne permet pas forcément d’obtenir les produits avec un meilleur nutriscore en premier, mais permet de s’assurer que les premiers produits proposés soi<text:span text:style-name="T21">en</text:span>t le plus proche<text:span text:style-name="T21">s</text:span> du produit recherché.</text:p>
      <text:h text:style-name="P6" text:outline-level="2"><text:bookmark-start text:name="ii.2.-découpage-du-projet"/>II.2. Découpage du projet<text:bookmark-end text:name="ii.2.-découpage-du-projet"/></text:h>
      <text:p text:style-name="P2">Le découpage du projet s’appuie sur le système d’application de Django. Ainsi, nous avons 6 applications :</text:p>
      <text:list xml:id="list2512316617" text:style-name="L6">
        <text:list-item>
          <text:p text:style-name="P16"><text:span text:style-name="Source_5f_Text"><text:span text:style-name="T4">homepage</text:span></text:span><text:span text:style-name="T4"> regroupe les pages standards du site (accueil et mentions légales) </text:span><text:span text:style-name="T11">;</text:span></text:p>
        </text:list-item>
        <text:list-item>
          <text:p text:style-name="P16"><text:span text:style-name="Source_5f_Text"><text:span text:style-name="T4">openfoodfacts</text:span></text:span><text:span text:style-name="T4"> </text:span><text:span text:style-name="T6">qui</text:span><text:span text:style-name="T4"> permet la communication avec l’API d’Open Food Facts et assure le remplissage de la base de données </text:span><text:span text:style-name="T11">;</text:span></text:p>
        </text:list-item>
        <text:list-item>
          <text:p text:style-name="P16"><text:span text:style-name="Source_5f_Text"><text:span text:style-name="T4">product</text:span></text:span><text:span text:style-name="T4"> </text:span><text:span text:style-name="T6">qui</text:span><text:span text:style-name="T4"> gère les produits de la base de données </text:span><text:span text:style-name="T11">;</text:span></text:p>
        </text:list-item>
        <text:list-item>
          <text:p text:style-name="P16"><text:span text:style-name="Source_5f_Text"><text:span text:style-name="T4">search</text:span></text:span><text:span text:style-name="T4"> </text:span><text:span text:style-name="T6">qui</text:span><text:span text:style-name="T4"> effectue les différentes recherches dans la base de données </text:span><text:span text:style-name="T11">;</text:span></text:p>
        </text:list-item>
        <text:list-item>
          <text:p text:style-name="P16"><text:span text:style-name="Source_5f_Text"><text:span text:style-name="T4">users</text:span></text:span><text:span text:style-name="T4"> </text:span><text:span text:style-name="T16">gère </text:span><text:span text:style-name="T19">les </text:span><text:span text:style-name="T4">utilisateurs </text:span><text:span text:style-name="T11">;</text:span></text:p>
        </text:list-item>
        <text:list-item>
          <text:p text:style-name="P15"><text:span text:style-name="Source_5f_Text"><text:span text:style-name="T4">config</text:span></text:span><text:span text:style-name="T4"> </text:span><text:span text:style-name="T19">configure le </text:span><text:span text:style-name="T4">projet</text:span></text:p>
        </text:list-item>
      </text:list>
      <text:p text:style-name="P3"><text:span text:style-name="T7">[</text:span><text:span text:style-name="T19">saut de ligne</text:span><text:span text:style-name="T7">]</text:span></text:p>
      <text:p text:style-name="P9"/>
      <text:p text:style-name="P2">De plus il y a trois répertoires généraux qui sont :</text:p>
      <text:list xml:id="list2884904877" text:style-name="L7">
        <text:list-item>
          <text:p text:style-name="P17"><text:span text:style-name="Source_5f_Text"><text:span text:style-name="T4">static</text:span></text:span><text:span text:style-name="T4"> pour le stockage des fichiers statiques (CSS, JS, images, etc.) </text:span><text:span text:style-name="T11">;</text:span></text:p>
        </text:list-item>
        <text:list-item>
          <text:p text:style-name="P17"><text:span text:style-name="Source_5f_Text"><text:span text:style-name="T4">tests</text:span></text:span><text:span text:style-name="T4"> pour regrouper l’ensemble des tests du projet (reproduit la hiérarchie des application du projet) </text:span><text:span text:style-name="T11">;</text:span></text:p>
        </text:list-item>
        <text:list-item>
          <text:p text:style-name="P17"><text:span text:style-name="Source_5f_Text"><text:span text:style-name="T4">templates</text:span></text:span><text:span text:style-name="T4"> pour le </text:span><text:span text:style-name="T18">template</text:span><text:span text:style-name="T4"> de base et les </text:span><text:span text:style-name="T18">templates</text:span><text:span text:style-name="T4"> d’erreur</text:span><text:span text:style-name="T16">.</text:span></text:p>
        </text:list-item>
      </text:list>
      <text:h text:style-name="P6" text:outline-level="2"><text:bookmark-start text:name="ii.3.-plan-de-tests"/>II.3. Plan de tests<text:bookmark-end text:name="ii.3.-plan-de-tests"/></text:h>
      <text:p text:style-name="P2">Pour faciliter la mise en place des tests sur le projet, je me suis appuyé sur l’utilisation du <text:span text:style-name="T22">package</text:span> <text:span text:style-name="T3">coverage</text:span>. Ce package m’a permis de mettre en relief les parties du code non couvertes par les tests.</text:p>
      <text:p text:style-name="P10">Afin de couvrir uniquement les applications cré<text:span text:style-name="T15">é</text:span>es pour les besoin<text:span text:style-name="T21">s</text:span> du projet, j’ai exclu<text:span text:style-name="T26">e</text:span> les répertoires de configuration et de migrations de l’analyse.</text:p>
      <text:p text:style-name="P8">Les tests unitaires couvrent principalement deux aspects :</text:p>
      <text:list xml:id="list3115713638" text:style-name="L8">
        <text:list-item>
          <text:p text:style-name="P24">tests des méthodes de modèle <text:span text:style-name="T10">;</text:span></text:p>
        </text:list-item>
        <text:list-item>
          <text:p text:style-name="P24">tests des différentes vues<text:span text:style-name="T10">.</text:span></text:p>
        </text:list-item>
      </text:list>
      <text:h text:style-name="P5" text:outline-level="1"><text:bookmark-start text:name="iii.-bilan"/><text:soft-page-break/>III. Bilan<text:bookmark-end text:name="iii.-bilan"/></text:h>
      <text:h text:style-name="P6" text:outline-level="2"><text:bookmark-start text:name="iii.1.-découpage-du-projet"/>III.1. Découpage du projet<text:bookmark-end text:name="iii.1.-découpage-du-projet"/></text:h>
      <text:p text:style-name="P2">Le découpage utilisé sur le projet pourrait être revu<text:span text:style-name="T26">e</text:span> sur un point en particulier.</text:p>
      <text:p text:style-name="Text_20_body"><text:span text:style-name="T4">Dans un premier temps, il pourrait être intéressant de trouver un nom plus approprié pour l’application </text:span><text:span text:style-name="Source_5f_Text"><text:span text:style-name="T4">homepage</text:span></text:span><text:span text:style-name="T4">. Ce nom était logique au démarrage du projet, car elle devait contenir uniquement la page d’accueil. Seulement, elle est plus vouée à contenir l’ensemble des pages “générales” du site, </text:span><text:span text:style-name="T19">ainsi</text:span><text:span text:style-name="T4"> </text:span><text:span text:style-name="Source_5f_Text"><text:span text:style-name="T4">general</text:span></text:span><text:span text:style-name="T4"> serait plus approprié.</text:span></text:p>
      <text:p text:style-name="P8">Ensuite les <text:span text:style-name="T22">templates</text:span> aurai<text:span text:style-name="T21">en</text:span>t pu être regroupés dans un répertoire commun pour faciliter le travail. Étant donné le nombre d’application<text:span text:style-name="T21">s</text:span>, il devenait difficile sur la fin du projet de s’y retrouver avec les différents <text:span text:style-name="T22">templates</text:span> disséminés dans chaque application.</text:p>
      <text:h text:style-name="P6" text:outline-level="2"><text:bookmark-start text:name="iii.2.-plan-de-tests"/>III.2. Plan de tests<text:bookmark-end text:name="iii.2.-plan-de-tests"/></text:h>
      <text:p text:style-name="P2">Je n’ai pas réalisé mon projet en suivant une méthodologie de travail <text:span text:style-name="T2">Test Driven Development</text:span> pour une raison particulière.</text:p>
      <text:p text:style-name="P10">Dans ma logique d’apprentissage, j’ai besoin de maîtriser un minimum un sujet pour réussir d’une part<text:span text:style-name="T15">,</text:span> à prendre du recul et d’autre part<text:span text:style-name="T15">,</text:span> <text:span text:style-name="T15">à</text:span> mener une réflexion de construction de projet.</text:p>
      <text:p text:style-name="P10"><text:span text:style-name="T21">Or,</text:span> lors du démarrage de ce projet, je <text:span text:style-name="T21">ne </text:span>connaissais ni <text:span text:style-name="T3">Django</text:span>, ni l’outil de test <text:span text:style-name="T3">unittest</text:span>. Sur la fin, en revanche, j’ai su surmonter ce blocage, grâce notamment à <text:span text:style-name="T3">coverage</text:span>, <text:span text:style-name="T15">à </text:span>une meilleur<text:span text:style-name="T21">e</text:span> maîtrise de <text:span text:style-name="T3">Django</text:span> et <text:span text:style-name="T15">à </text:span>une meilleure compréhension d’<text:span text:style-name="T3">unittest</text:span>.</text:p>
      <text:p text:style-name="P8">La pertinence et la fiabilité de mes tests pourrai<text:span text:style-name="T21">en</text:span>t être améliorée<text:span text:style-name="T21">s</text:span> de manière significative, cependant, je reste persuadé que ce genre d’exercice deviendra plus naturel au fur et à mesure de mon expérience de développeur.</text:p>
      <text:h text:style-name="P6" text:outline-level="2"><text:bookmark-start text:name="iii.3.-utilisation-de-django"/>III.3. Utilisation de Django<text:bookmark-end text:name="iii.3.-utilisation-de-django"/></text:h>
      <text:p text:style-name="P2">L’une des <text:span text:style-name="T23">grandes</text:span><text:span text:style-name="T27"> </text:span>difficultés pour ma part sur cet exercice <text:span text:style-name="T26">aura</text:span> était l’apprentissage de <text:span text:style-name="T3">Django</text:span>.</text:p>
      <text:p text:style-name="P11">J’ai ainsi découvert, un <text:span text:style-name="T22">framework</text:span> très complet permettant la réalisation de projet<text:span text:style-name="T23">s</text:span> vaste<text:span text:style-name="T23">s</text:span> “facilement”. Cependant, la courbe d’apprentissage <text:span text:style-name="T23">a été </text:span>plus longue que ce que j’avais pu imaginer en débutant cette application Web.</text:p>
      <text:p text:style-name="Text_20_body"><text:span text:style-name="T4">J’ai aussi découvert un concept qui m’a beaucoup parlé et qui explique une des raisons pour lesquelles j’ai mis beaucoup de temps avant d’avancer significativement dans la réalisation de ce projet. </text:span><text:span text:style-name="T8">Django</text:span><text:span text:style-name="T4"> a, pour un débutant, une part importante de magie. C’est-à-dire qu’il </text:span><text:span text:style-name="T9">i</text:span><text:span text:style-name="T20">ntègre de nombreux </text:span><text:span text:style-name="T16">outil</text:span><text:span text:style-name="T20">s</text:span><text:span text:style-name="T4"> ne demandant qu’à être utilisés par le développeur </text:span><text:span text:style-name="T8">out of the box</text:span><text:span text:style-name="T4">. Or</text:span><text:span text:style-name="T16">,</text:span><text:span text:style-name="T4"> je n’arrive pas à utiliser un outil si je ne comprends pas un minimum son fonctionnement. Mais grâce au coup de pouce d’un étudiant de mon parcours, mais aussi bien sûr de mon mentor, j’ai pu débloquer la situation et aller de l’avan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rojet 8 - Créez une plate-forme pour amateurs de Nutella</dc:title>
    <dc:date>2020-07-28T01:02:19.417184578</dc:date>
    <meta:editing-duration>PT16M3S</meta:editing-duration>
    <meta:editing-cycles>1</meta:editing-cycles>
    <meta:document-statistic meta:table-count="0" meta:image-count="0" meta:object-count="0" meta:page-count="3" meta:paragraph-count="67" meta:word-count="999" meta:character-count="6099" meta:non-whitespace-character-count="5194"/>
    <meta:generator>LibreOffice/6.4.4.2$Linux_X86_64 LibreOffice_project/40$Build-2</meta:generator>
    <meta:user-defined meta:name="">margin=1.5cm</meta:user-defined>
  </office:meta>
</office:document-meta>
</file>